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6c5c6" officeooo:paragraph-rsid="0006c5c6"/>
    </style:style>
    <style:style style:name="P3" style:family="paragraph" style:parent-style-name="Standard">
      <style:text-properties fo:language="en" fo:country="US" officeooo:rsid="00083333" officeooo:paragraph-rsid="0008fd2e"/>
    </style:style>
    <style:style style:name="P4" style:family="paragraph" style:parent-style-name="Standard">
      <style:text-properties fo:language="en" fo:country="US" officeooo:rsid="0008fd2e" officeooo:paragraph-rsid="0008fd2e"/>
    </style:style>
    <style:style style:name="P5" style:family="paragraph" style:parent-style-name="Standard">
      <style:text-properties fo:language="en" fo:country="US"/>
    </style:style>
    <style:style style:name="P6" style:family="paragraph" style:parent-style-name="Standard">
      <style:text-properties fo:language="en" fo:country="US" officeooo:rsid="0008fd2e" officeooo:paragraph-rsid="0008fd2e"/>
    </style:style>
    <style:style style:name="P7" style:family="paragraph" style:parent-style-name="Standard">
      <style:text-properties fo:language="en" fo:country="US" officeooo:rsid="000b5e0f" officeooo:paragraph-rsid="000b5e0f"/>
    </style:style>
    <style:style style:name="P8" style:family="paragraph" style:parent-style-name="Standard">
      <style:text-properties fo:language="en" fo:country="US" officeooo:paragraph-rsid="0006c5c6"/>
    </style:style>
    <style:style style:name="P9" style:family="paragraph" style:parent-style-name="Standard">
      <style:text-properties fo:language="en" fo:country="US" officeooo:rsid="000d1991" officeooo:paragraph-rsid="000d1991"/>
    </style:style>
    <style:style style:name="P10" style:family="paragraph" style:parent-style-name="Standard" style:list-style-name="L1">
      <style:text-properties fo:language="en" fo:country="US" officeooo:rsid="000d1991" officeooo:paragraph-rsid="000d1991"/>
    </style:style>
    <style:style style:name="P11" style:family="paragraph" style:parent-style-name="Standard" style:list-style-name="L1">
      <style:text-properties fo:language="en" fo:country="US" officeooo:rsid="000dca2d" officeooo:paragraph-rsid="000dca2d"/>
    </style:style>
    <style:style style:name="P12" style:family="paragraph" style:parent-style-name="Standard" style:list-style-name="L1">
      <style:text-properties fo:language="en" fo:country="US" officeooo:rsid="000dca2d" officeooo:paragraph-rsid="000fc0e0"/>
    </style:style>
    <style:style style:name="P13" style:family="paragraph" style:parent-style-name="Standard" style:list-style-name="L1">
      <style:text-properties fo:language="en" fo:country="US" officeooo:rsid="000fc0e0" officeooo:paragraph-rsid="000fc0e0"/>
    </style:style>
    <style:style style:name="T1" style:family="text">
      <style:text-properties officeooo:rsid="00083333"/>
    </style:style>
    <style:style style:name="T2" style:family="text">
      <style:text-properties officeooo:rsid="0008fd2e"/>
    </style:style>
    <style:style style:name="T3" style:family="text">
      <style:text-properties officeooo:rsid="0006c5c6"/>
    </style:style>
    <style:style style:name="T4" style:family="text">
      <style:text-properties officeooo:rsid="000dca2d"/>
    </style:style>
    <style:style style:name="T5" style:family="text">
      <style:text-properties officeooo:rsid="000fc0e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I kept the old algorithm at the end, for comparison and because some ideas are still valid. Important new things:</text:p>
      <text:p text:style-name="P7"/>
      <text:p text:style-name="P7">We need to focus on a single agent for the renormalization, as each agent will update their sigma to distinct sigma*s. </text:p>
      <text:p text:style-name="P9">As sigma* will change differently, we must keep the original dynamics. The means far less change to the original algorithm than I thought. Almost none for the basic dynamics, but adding a record according to a central agent.</text:p>
      <text:p text:style-name="P9">So, implement the original article with the following exceptions:</text:p>
      <text:list xml:id="list3844688228919109004" text:style-name="L1">
        <text:list-item>
          <text:p text:style-name="P10">Start everyone with sigma_i = 1.0</text:p>
        </text:list-item>
        <text:list-item>
          <text:p text:style-name="P10"><text:tab/>Set N agents randomly over a large range. -10 to +10 could be a start, -20 to +20 is probably better</text:p>
        </text:list-item>
        <text:list-item>
          <text:p text:style-name="P10"><text:tab/>Record carefully one agent, that starts with with its opinion exactly at 0. <text:span text:style-name="T4">For this agent, keep a subjective story of the evolution of the system (you can record it every t steps to keep it manageable). That is, every t steps, calculate the positions of every other agent assuming that agent position is zero and its sigma would be one (do not change those values, just use them for the calculations of the recorded positions). That is, assuming the central agent is agent i calculate the positions of every agent as:</text:span></text:p>
          <text:list>
            <text:list-item>
              <text:p text:style-name="P12"><text:span text:style-name="T4">xr_j = ( x_j – x_i ) / sigma*_i</text:span></text:p>
            </text:list-item>
          </text:list>
        </text:list-item>
        <text:list-item>
          <text:p text:style-name="P13"><text:span text:style-name="T4">T</text:span>hat is xr_i will be zero, all others will be changed accordingly.</text:p>
        </text:list-item>
        <text:list-item>
          <text:p text:style-name="P13">Let it evolve. Agents <text:s/>near i should converge (in xr) to zero, very distant ones might get further away.</text:p>
          <text:list>
            <text:list-header>
              <text:p text:style-name="P11"><text:span text:style-name="T5"/></text:p>
            </text:list-header>
          </text:list>
        </text:list-item>
      </text:list>
      <text:p text:style-name="P9"><text:tab/></text:p>
      <text:p text:style-name="P1"/>
      <text:p text:style-name="P1"/>
      <text:p text:style-name="P1"/>
      <text:p text:style-name="P1"/>
      <text:p text:style-name="P1"/>
      <text:p text:style-name="P7">Old algorithm:</text:p>
      <text:p text:style-name="P7"/>
      <text:p text:style-name="P8"><text:span text:style-name="T3"><text:tab/>Initial opinion, two types to test: <text:s/>1) random (-5;+5); 2) clusters</text:span></text:p>
      <text:p text:style-name="P2"><text:tab/>Clusters mean starting already with a few crowded regions and almost empty space between. <text:s/>Basically, divide the range in c clusters (<text:span text:style-name="T1">if range was </text:span>1, distance 1/c, for example, <text:span text:style-name="T1">as it will be <text:s/>close to 10, distance between clusters 10/c</text:span>), then distribute agents by cluster and randomly around cluster center, with a standard deviation much smaller than the range, of course. <text:span text:style-name="T2">The expected average should be zero, that is there should be as many clusters above 0 and bellow it.</text:span></text:p>
      <text:p text:style-name="P2"><text:tab/><text:span text:style-name="T1">Also, there is no need to impose a range, like 0-1. If an initial value is drawn outside a range, no need to correct it. The system might end up in a larger or smaller range. Better to start at a larger one, for example, -5;+5 so that we can only observe -1;+1 at the end and avoid most boundary issues. That means, of course, sigmas must start larger to allow interaction. Initial sigmas might be in the 2-20 range, we certainly want to explore the 5-10 interval.</text:span></text:p>
      <text:p text:style-name="P2"/>
      <text:p text:style-name="P3"><text:tab/>Interactions as per the algorithm you have <text:span text:style-name="T2">with one extra step and a difference. Two possibilities for the difference: </text:span></text:p>
      <text:p text:style-name="P4"><text:tab/>1) Each time step, each and every agent draws one neighbor and is influenced by that neighbor. Multiple agents might end up randomly observing same agent, some will not be drawn (easier to implement).</text:p>
      <text:p text:style-name="P4"><text:tab/>2) Divide the whole set of agents in pairs and let them influence each other (must implement a method to divide the whole set so that every agent belongs to one and one only pair).</text:p>
      <text:p text:style-name="P3"><text:soft-page-break/></text:p>
      <text:p text:style-name="P3"><text:tab/><text:span text:style-name="T2">Once every agent updated its opinion once and its sigma to sigma*, use the ratio r=sigma*/sigma to renormalize distances. That is trivially easy. Just divide all opinions by r . That is, if sigma decreases to half initial sigma, distances would double.</text:span></text:p>
      <text:p text:style-name="P3"/>
      <text:p text:style-name="P4">Rep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20:04:41.799851702</meta:creation-date>
    <dc:date>2020-03-21T03:59:39.325000000</dc:date>
    <meta:editing-duration>PT11M46S</meta:editing-duration>
    <meta:editing-cycles>3</meta:editing-cycles>
    <meta:generator>LibreOffice/4.1.2.3$Windows_x86 LibreOffice_project/40b2d7fde7e8d2d7bc5a449dc65df4d08a7dd38</meta:generator>
    <meta:document-statistic meta:table-count="0" meta:image-count="0" meta:object-count="0" meta:page-count="2" meta:paragraph-count="21" meta:word-count="565" meta:character-count="3167" meta:non-whitespace-character-count="2611"/>
  </office:meta>
</office:document-meta>
</file>